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ETERNAL FLOW</text:span></text:p>
      <text:p text:style-name="P1"><text:span text:style-name="Strong_20_Emphasis">Annotation by ChatGPT</text:span></text:p>
      <text:p text:style-name="Text_20_body">At the heart of the philosophical and spiritual allegory <text:span text:style-name="Emphasis">Eternal Flow</text:span> is the journey of self-discovery and transformation of an immortal being who must navigate the hardships of human existence. From a divine fall into the mortal world to the attainment of inner freedom, the protagonist, Eternal Flow, faces the inevitability of fate and the search for the true meaning of life. Along his path, he encounters a Teacher who not only reveals profound philosophical truths but also helps him realize that the journey toward self-understanding and inner balance is impossible without accepting his own fate. By practicing Eastern martial arts and philosophical teachings, Eternal Flow finds strength within himself, overcoming karma and freeing himself from inner conflicts. The book explores essential questions of karma, free will, humility, and inner harmony. The author poses an important question: how can one achieve true freedom by accepting their fate? <text:span text:style-name="Emphasis">Eternal Flow</text:span> is a story of self-search and finding strength in acceptance, inspiring anyone seeking their own path in life.</text:p>
      <text:p text:style-name="Text_20_body"><text:span text:style-name="Strong_20_Emphasis"/></text:p>
      <text:p text:style-name="P1"><text:span text:style-name="Strong_20_Emphasis">The Fall</text:span></text:p>
      <text:p text:style-name="Text_20_body">It is difficult to say what kind of being Eternal Flow was. From the perspective of a simple mortal living on Earth, he would probably be called a Celestial Being. However, within the realm of "Celestial Beings," where each entity had a clearly defined role in maintaining universal harmony and balance, he was not accepted as one of them due to his vaguely expressed duties and his lack of subordination to any higher powers. The defining feature of Eternal Flow, from which his name originated, was his hypersensitivity, manifested in his ability to detect unnatural things, phenomena, or tendencies produced by other celestial beings at an early stage, which in turn allowed him to avoid excesses in the celestial system that governed the material worlds. The "system" itself never encroached upon Eternal Flow's freedoms; any slight external tension could distort his sensitivity, akin to misaligning a high-precision instrument, after which its value would be entirely lost. However, the "system" was hardly guided by altruistic motives. On the contrary, it was extremely rigid and, in essence, totalitarian, in the sense that it had no alternatives and could never have any. The only reason Eternal Flow was able to maintain his special status was the supreme principle of self-regulation that exists in the universe: the principle of free will, which no system can bypass. There is no force that can violate this principle. Whether they be humans or gods, they agree to various forms of slavery in exchange for feeding their illusions about how the world is arranged. Some are caught in the illusion that no choice exists except the one between different kinds of slavery; others are deceived by the very illusion of choice where none truly exists. These are all techniques of mind control, but they work only as long as they are voluntarily accepted. Motives do not matter; only consent does.</text:p>
      <text:p text:style-name="Text_20_body">The world in which Eternal Flow lived had neither time nor space in the usual sense, and the most accurate metric to describe the existence he and the celestial system lived in would be density. It could not be said that something happened within a specific time and place. Rather, it could be described as an increase or decrease in density in certain areas of existence. But even the word "areas" is not entirely accurate—it is more like different types of densities, as if they were made of different materials. On the material level, these densities manifest as various forms of organic and inorganic life within the context of their life cycles—what we know as the material world with its <text:soft-page-break/>space and time. The unique hypersensitivity possessed by Eternal Flow allowed him to register changes in the Universal Density. The natural process appeared as a continuous flow of densities within their opposites: when density reaches its peak, it changes polarity, becoming its opposite. This is a highly dynamic process. It might also appear chaotic. The Celestial Authority precisely considers it chaotic, which justifies its own existence. Celestial beings try to impose order on this "chaos," which on the material level leads to the creation of entire worlds. The main problem they face is the lack of feedback, or rather, its absence. Naturally, world creation is an energy-consuming process, and in the early stages, it is very difficult to determine whether the strategy chosen is correct. It is like a game of Go, where players place black and white stones on a board in order to capture more territory than the opponent. In Go, the player with a deeper strategy, supported by a precise calculation of options, wins. The same is true in the creation of worlds. There is a saying: "Go is a game of the gods." The only difference is that instead of placing stones on a board, they place stars in the sky. The essence is the same—the embodiment of naturalness in material forms; the difference lies in the scale of consequences and responsibility. When the gods made a particular "move," Eternal Flow instantly sensed whether it made sense and whether it would work as intended. The result of his "perception" was a corresponding "background"—changes in density translated into a coarser and more understandable form for the gods, so that they could see how reasonable and viable their ideas and plans wer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9T14:27:50.220463019</meta:creation-date>
    <meta:generator>LibreOffice/7.4.7.2$Linux_AARCH64 LibreOffice_project/40$Build-2</meta:generator>
    <dc:date>2024-12-29T14:31:16.508630941</dc:date>
    <meta:editing-duration>PT3M27S</meta:editing-duration>
    <meta:editing-cycles>2</meta:editing-cycles>
    <meta:document-statistic meta:table-count="0" meta:image-count="0" meta:object-count="0" meta:page-count="2" meta:paragraph-count="6" meta:word-count="894" meta:character-count="5431" meta:non-whitespace-character-count="4547"/>
  </office:meta>
</office:document-meta>
</file>